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ulukko1" table:style-name="ta1">
        <table:shapes>
          <draw:frame draw:z-index="0" draw:style-name="gr1" svg:width="15.999cm" svg:height="8.999cm" svg:x="2.153cm" svg:y="2.019cm">
            <draw:object draw:notify-on-update-of-ranges="Taulukko1.B1:Taulukko1.H1 Taulukko1.B2:Taulukko1.H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9.864cm" svg:height="13.53cm" svg:x="6.876cm" svg:y="14.262cm">
            <draw:object draw:notify-on-update-of-ranges="Taulukko1.B33:Taulukko1.B55 Taulukko1.C32:Taulukko1.C32 Taulukko1.C33:Taulukko1.C5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/>
          <table:table-cell table:style-name="ce3" office:value-type="string">
            <text:p>MEET</text:p>
          </table:table-cell>
          <table:table-cell table:style-name="ce3" office:value-type="string">
            <text:p>OTH</text:p>
          </table:table-cell>
          <table:table-cell table:style-name="ce3" office:value-type="string">
            <text:p>TEA</text:p>
          </table:table-cell>
          <table:table-cell table:style-name="ce3" office:value-type="string">
            <text:p>IMP</text:p>
          </table:table-cell>
          <table:table-cell table:style-name="ce3" office:value-type="string">
            <text:p>DOC</text:p>
          </table:table-cell>
          <table:table-cell table:style-name="ce3" office:value-type="string">
            <text:p>DES</text:p>
          </table:table-cell>
          <table:table-cell table:style-name="ce3" office:value-type="string">
            <text:p>TEST</text:p>
          </table:table-cell>
          <table:table-cell table:style-name="ce8" office:value-type="string">
            <text:p>ALL</text:p>
          </table:table-cell>
        </table:table-row>
        <table:table-row table:style-name="ro2">
          <table:table-cell table:style-name="ce2"/>
          <table:table-cell table:style-name="ce4" office:value-type="float" office:value="271">
            <text:p>271</text:p>
          </table:table-cell>
          <table:table-cell table:style-name="ce4" office:value-type="float" office:value="43.75">
            <text:p>43,75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426.75">
            <text:p>426,75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5.5">
            <text:p>5,5</text:p>
          </table:table-cell>
          <table:table-cell table:style-name="ce4" office:value-type="float" office:value="36.5">
            <text:p>36,5</text:p>
          </table:table-cell>
          <table:table-cell table:formula="of:=SUM([.B2:.H2])" office:value-type="float" office:value="1086.5">
            <text:p>1086,5</text:p>
          </table:table-cell>
        </table:table-row>
        <table:table-row table:style-name="ro3">
          <table:table-cell/>
          <table:table-cell table:style-name="ce5" table:formula="of:=([.B2]/[.$I2])*100" office:value-type="float" office:value="24.9424758398527">
            <text:p>24,94</text:p>
          </table:table-cell>
          <table:table-cell table:style-name="ce5" table:formula="of:=([.C2]/[.$I2])*100" office:value-type="float" office:value="4.02669121030833">
            <text:p>4,03</text:p>
          </table:table-cell>
          <table:table-cell table:style-name="ce5" table:formula="of:=([.D2]/[.$I2])*100" office:value-type="float" office:value="15.9226875287621">
            <text:p>15,92</text:p>
          </table:table-cell>
          <table:table-cell table:style-name="ce5" table:formula="of:=([.E2]/[.$I2])*100" office:value-type="float" office:value="39.2774965485504">
            <text:p>39,28</text:p>
          </table:table-cell>
          <table:table-cell table:style-name="ce5" table:formula="of:=([.F2]/[.$I2])*100" office:value-type="float" office:value="11.9650253106305">
            <text:p>11,97</text:p>
          </table:table-cell>
          <table:table-cell table:style-name="ce5" table:formula="of:=([.G2]/[.$I2])*100" office:value-type="float" office:value="0.506212609295904">
            <text:p>0,51</text:p>
          </table:table-cell>
          <table:table-cell table:style-name="ce5" table:formula="of:=([.H2]/[.$I2])*100" office:value-type="float" office:value="3.35941095260009">
            <text:p>3,36</text:p>
          </table:table-cell>
          <table:table-cell table:style-name="ce5" table:formula="of:=([.I2]/[.$I2])*100" office:value-type="float" office:value="100">
            <text:p>100,00</text:p>
          </table:table-cell>
        </table:table-row>
        <table:table-row table:style-name="ro3" table:number-rows-repeated="28">
          <table:table-cell table:number-columns-repeated="9"/>
        </table:table-row>
        <table:table-row table:style-name="ro1">
          <table:table-cell/>
          <table:table-cell table:style-name="ce1" office:value-type="string">
            <text:p>Viikot</text:p>
          </table:table-cell>
          <table:table-cell table:style-name="ce1" office:value-type="string">
            <text:p>Yhteensä</text:p>
          </table:table-cell>
          <table:table-cell table:style-name="ce1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35</text:p>
          </table:table-cell>
          <table:table-cell table:style-name="ce7" office:value-type="float" office:value="10">
            <text:p>10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36</text:p>
          </table:table-cell>
          <table:table-cell table:style-name="ce7" office:value-type="float" office:value="18">
            <text:p>18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37</text:p>
          </table:table-cell>
          <table:table-cell table:style-name="ce7" office:value-type="float" office:value="38">
            <text:p>38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38</text:p>
          </table:table-cell>
          <table:table-cell table:style-name="ce7" office:value-type="float" office:value="78.5">
            <text:p>78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39</text:p>
          </table:table-cell>
          <table:table-cell table:style-name="ce7" office:value-type="float" office:value="57.5">
            <text:p>57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0</text:p>
          </table:table-cell>
          <table:table-cell table:style-name="ce7" office:value-type="float" office:value="60.6">
            <text:p>60,6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1</text:p>
          </table:table-cell>
          <table:table-cell table:style-name="ce7" office:value-type="float" office:value="56">
            <text:p>56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2</text:p>
          </table:table-cell>
          <table:table-cell table:style-name="ce7" office:value-type="float" office:value="58.5">
            <text:p>58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3</text:p>
          </table:table-cell>
          <table:table-cell table:style-name="ce7" office:value-type="float" office:value="40.5">
            <text:p>40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4</text:p>
          </table:table-cell>
          <table:table-cell table:style-name="ce7" office:value-type="float" office:value="48.5">
            <text:p>48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5</text:p>
          </table:table-cell>
          <table:table-cell table:style-name="ce7" office:value-type="float" office:value="69.9">
            <text:p>69,9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6</text:p>
          </table:table-cell>
          <table:table-cell table:style-name="ce7" office:value-type="float" office:value="52.5">
            <text:p>52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7</text:p>
          </table:table-cell>
          <table:table-cell table:style-name="ce7" office:value-type="float" office:value="40">
            <text:p>40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8</text:p>
          </table:table-cell>
          <table:table-cell table:style-name="ce7" office:value-type="float" office:value="52">
            <text:p>52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9</text:p>
          </table:table-cell>
          <table:table-cell table:style-name="ce7" office:value-type="float" office:value="55">
            <text:p>5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50</text:p>
          </table:table-cell>
          <table:table-cell table:style-name="ce7" office:value-type="float" office:value="22.5">
            <text:p>22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51</text:p>
          </table:table-cell>
          <table:table-cell table:style-name="ce7" office:value-type="float" office:value="12.5">
            <text:p>12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52</text:p>
          </table:table-cell>
          <table:table-cell table:style-name="ce7" office:value-type="float" office:value="12">
            <text:p>12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4-1</text:p>
          </table:table-cell>
          <table:table-cell table:style-name="ce7" office:value-type="float" office:value="13">
            <text:p>13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4-2</text:p>
          </table:table-cell>
          <table:table-cell table:style-name="ce7" office:value-type="float" office:value="57">
            <text:p>57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4-3</text:p>
          </table:table-cell>
          <table:table-cell table:style-name="ce7" office:value-type="float" office:value="102.5">
            <text:p>102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4-4</text:p>
          </table:table-cell>
          <table:table-cell table:style-name="ce7" office:value-type="float" office:value="91.5">
            <text:p>91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4-5</text:p>
          </table:table-cell>
          <table:table-cell table:style-name="ce7" office:value-type="float" office:value="40">
            <text:p>40</text:p>
          </table:table-cell>
          <table:table-cell table:style-name="ce6" table:number-columns-repeated="5"/>
          <table:table-cell/>
        </table:table-row>
      </table:table>
      <table:named-expressions>
        <table:named-range table:name="I1H1" table:base-cell-address="$Taulukko1.$I$1" table:cell-range-address="$Taulukko1.$I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.00.0000</text:date>, <text:time style:data-style-name="N2" text:time-value="0000-00-00T18:43:23.8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i Ruutiainen</meta:initial-creator>
    <meta:creation-date>2014-01-31T17:13:29.48</meta:creation-date>
    <dc:date>2014-01-31T19:06:57.90</dc:date>
    <dc:creator>Oskari Ruutiainen</dc:creator>
    <meta:editing-duration>PT41M53S</meta:editing-duration>
    <meta:editing-cycles>4</meta:editing-cycles>
    <meta:generator>LibreOffice/3.6$Windows_x86 LibreOffice_project/5b93205-6e6b3fc-7830f6d-c08ad66-1d9bf4</meta:generator>
    <meta:document-statistic meta:table-count="1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aulukko1.B1:Taulukko1.H2" chart:data-source-has-labels="row" svg:x="0.77cm" svg:y="0.855cm" svg:width="14.59cm" svg:height="7.545cm">
          <chartooo:coordinate-region svg:x="1.577cm" svg:y="1.067cm" svg:width="13.783cm" svg:height="6.66cm"/>
          <chart:axis chart:dimension="x" chart:name="primary-x" chart:style-name="ch3" chartooo:axis-type="auto">
            <chartooo:date-scale/>
            <chart:categories table:cell-range-address="Taulukko1.B1:Taulukko1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ulukko1.B2:Taulukko1.H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ET</text:p>
                <draw:g>
                  <svg:desc>Taulukko1.B1:Taulukko1.H1</svg:desc>
                </draw:g>
              </table:table-cell>
              <table:table-cell office:value-type="string">
                <text:p>OTH</text:p>
              </table:table-cell>
              <table:table-cell office:value-type="string">
                <text:p>TEA</text:p>
              </table:table-cell>
              <table:table-cell office:value-type="string">
                <text:p>IMP</text:p>
              </table:table-cell>
              <table:table-cell office:value-type="string">
                <text:p>DOC</text:p>
              </table:table-cell>
              <table:table-cell office:value-type="string">
                <text:p>DES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Rivi 2</text:p>
                <draw:g>
                  <svg:desc/>
                </draw:g>
              </table:table-cell>
              <table:table-cell office:value-type="float" office:value="271">
                <text:p>271</text:p>
                <draw:g>
                  <svg:desc>Taulukko1.B2:Taulukko1.H2</svg:desc>
                </draw:g>
              </table:table-cell>
              <table:table-cell office:value-type="float" office:value="43.75">
                <text:p>43.75</text:p>
              </table:table-cell>
              <table:table-cell office:value-type="float" office:value="173">
                <text:p>173</text:p>
              </table:table-cell>
              <table:table-cell office:value-type="float" office:value="426.75">
                <text:p>426.75</text:p>
              </table:table-cell>
              <table:table-cell office:value-type="float" office:value="130">
                <text:p>130</text:p>
              </table:table-cell>
              <table:table-cell office:value-type="float" office:value="5.5">
                <text:p>5.5</text:p>
              </table:table-cell>
              <table:table-cell office:value-type="float" office:value="36.5">
                <text:p>3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865cm" svg:height="13.531cm" xlink:href=".." xlink:type="simple" chart:class="chart:bar" chart:style-name="ch1">
        <chart:legend chart:legend-position="end" svg:x="27.655cm" svg:y="6.453cm" style:legend-expansion="high" chart:style-name="ch2"/>
        <chart:plot-area chart:style-name="ch3" table:cell-range-address="Taulukko1.B32:Taulukko1.C55" chart:data-source-has-labels="both" svg:x="1.047cm" svg:y="1.215cm" svg:width="25.414cm" svg:height="11.626cm">
          <chartooo:coordinate-region svg:x="1.854cm" svg:y="1.427cm" svg:width="24.073cm" svg:height="10.317cm"/>
          <chart:axis chart:dimension="x" chart:name="primary-x" chart:style-name="ch4" chartooo:axis-type="auto">
            <chartooo:date-scale/>
            <chart:categories table:cell-range-address="Taulukko1.B33:Taulukko1.B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ulukko1.C33:Taulukko1.C55" chart:label-cell-address="Taulukko1.C32:Taulukko1.C32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hteensä</text:p>
                <draw:g>
                  <svg:desc>Taulukko1.C32:Taulukko1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iikko 2013-35</text:p>
                <draw:g>
                  <svg:desc>Taulukko1.B33:Taulukko1.B55</svg:desc>
                </draw:g>
              </table:table-cell>
              <table:table-cell office:value-type="float" office:value="10">
                <text:p>10</text:p>
                <draw:g>
                  <svg:desc>Taulukko1.C33:Taulukko1.C55</svg:desc>
                </draw:g>
              </table:table-cell>
            </table:table-row>
            <table:table-row>
              <table:table-cell office:value-type="string">
                <text:p>Viikko 2013-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iikko 2013-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Viikko 2013-38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Viikko 2013-3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Viikko 2013-40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Viikko 2013-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Viikko 2013-4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Viikko 2013-43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Viikko 2013-44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Viikko 2013-45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Viikko 2013-46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Viikko 2013-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Viikko 2013-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Viikko 2013-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Viikko 2013-5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Viikko 2013-5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Viikko 2013-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Viikko 2014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iikko 2014-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Viikko 2014-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Viikko 2014-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Viikko 2014-5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